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000000180B7455A1D.png" manifest:media-type="image/png"/>
  <manifest:file-entry manifest:full-path="Pictures/10000001000001800000018084A82DF4.png" manifest:media-type="image/png"/>
  <manifest:file-entry manifest:full-path="Pictures/100000010000018000000180A6CB90F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" svg:font-family="Arial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8.366cm"/>
    </style:style>
    <style:style style:name="co3" style:family="table-column">
      <style:table-column-properties fo:break-before="auto" style:column-width="17.082cm"/>
    </style:style>
    <style:style style:name="co4" style:family="table-column">
      <style:table-column-properties fo:break-before="auto" style:column-width="0.968cm"/>
    </style:style>
    <style:style style:name="co5" style:family="table-column">
      <style:table-column-properties fo:break-before="auto" style:column-width="1.238cm"/>
    </style:style>
    <style:style style:name="co6" style:family="table-column">
      <style:table-column-properties fo:break-before="auto" style:column-width="8.527cm"/>
    </style:style>
    <style:style style:name="co7" style:family="table-column">
      <style:table-column-properties fo:break-before="auto" style:column-width="0.564cm"/>
    </style:style>
    <style:style style:name="co8" style:family="table-column">
      <style:table-column-properties fo:break-before="auto" style:column-width="25.34cm"/>
    </style:style>
    <style:style style:name="co9" style:family="table-column">
      <style:table-column-properties fo:break-before="auto" style:column-width="2.716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0.21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117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1.588cm" fo:break-before="auto" style:use-optimal-row-height="true"/>
    </style:style>
    <style:style style:name="ro8" style:family="table-row">
      <style:table-row-properties style:row-height="2.646cm" fo:break-before="auto" style:use-optimal-row-height="true"/>
    </style:style>
    <style:style style:name="ro9" style:family="table-row">
      <style:table-row-properties style:row-height="0.18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PageStyle_5f_microdados_5f_unidade_5f_coleta">
      <style:table-properties table:display="true" style:writing-mode="lr-tb" table:tab-color="#ffff00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c5e0b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1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bfbfbf" style:diagonal-bl-tr="none" style:diagonal-tl-br="none" fo:border-left="none" fo:border-right="none" style:rotation-align="none" fo:border-top="0.74pt solid #000000">
        <loext:background-complex-color loext:theme-type="light1" loext:color-type="theme">
          <loext:transformation loext:type="lummod" loext:value="7500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.026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overflow-behavior="cli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svg:stroke-width="0cm" draw:fill="gradient" draw:fill-gradient-name="Gradient_20_1" draw:textarea-horizontal-align="justify" draw:textarea-vertical-align="top" draw:auto-grow-height="false" draw:fit-to-size="false" style:shrink-to-fit="false" fo:min-height="0cm" fo:min-width="0cm" fo:padding-top="0cm" fo:padding-bottom="0cm" fo:padding-left="0.051cm" fo:padding-right="0cm" fo:wrap-option="wrap" style:overflow-behavior="clip" draw:shadow="visible" draw:shadow-offset-x="0cm" draw:shadow-offset-y="0.064cm" draw:shadow-color="#000000" draw:shadow-opacity="35%" loext:shadow-blur="0.111cm" loext:decorative="false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fo:background-color="transparent" style:font-family-asian="Calibri" style:font-size-asian="11pt" style:font-style-asian="normal" style:font-weight-asian="normal" style:font-family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gradient" draw:fill-gradient-name="Gradient_20_1"/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fo:background-color="transparent" style:font-family-asian="Calibri" style:font-size-asian="11pt" style:font-style-asian="normal" style:font-weight-asian="normal" style:font-family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bold" fo:background-color="transparent" style:font-family-asian="Calibri" style:font-size-asian="12pt" style:font-style-asian="normal" style:font-weight-asian="bold" style:font-family-complex="Calibri" style:font-size-complex="12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fo:background-color="transparent" style:font-family-asian="Calibri" style:font-size-asian="11pt" style:font-style-asian="normal" style:font-weight-asian="normal" style:font-family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crodados_unidade_coleta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2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5" table:default-cell-style-name="ce14"/>
        <table:table-column table:style-name="co7" table:number-columns-repeated="2" table:default-cell-style-name="ce66"/>
        <table:table-column table:style-name="co8" table:default-cell-style-name="ce79"/>
        <table:table-column table:style-name="co9" table:number-columns-repeated="16360" table:default-cell-style-name="Default"/>
        <table:table-row table:style-name="ro1">
          <table:table-cell table:style-name="ce1"/>
          <table:table-cell table:style-name="ce15" office:value-type="string" calcext:value-type="string">
            <text:p>Alteração de nomenclatura ou metodologia de cálculo</text:p>
          </table:table-cell>
          <table:table-cell table:style-name="ce23"/>
          <table:table-cell table:style-name="ce33" table:number-columns-repeated="2"/>
          <table:table-cell table:style-name="ce39"/>
          <table:table-cell table:style-name="ce45"/>
          <table:table-cell table:style-name="ce54"/>
          <table:table-cell table:style-name="ce46" table:number-columns-repeated="13"/>
          <table:table-cell table:style-name="ce60" table:number-columns-repeated="2"/>
          <table:table-cell table:style-name="ce68"/>
          <table:table-cell table:number-columns-repeated="16360"/>
        </table:table-row>
        <table:table-row table:style-name="ro1">
          <table:table-cell table:style-name="ce2"/>
          <table:table-cell table:style-name="ce15" office:value-type="string" calcext:value-type="string">
            <text:p>Variável nova</text:p>
          </table:table-cell>
          <table:table-cell table:style-name="ce24"/>
          <table:table-cell table:style-name="ce33" table:number-columns-repeated="2"/>
          <table:table-cell table:style-name="ce39"/>
          <table:table-cell table:style-name="ce45"/>
          <table:table-cell table:style-name="ce54"/>
          <table:table-cell table:style-name="ce46" table:number-columns-repeated="13"/>
          <table:table-cell table:style-name="ce60" table:number-columns-repeated="2"/>
          <table:table-cell table:style-name="ce68"/>
          <table:table-cell table:number-columns-repeated="16360"/>
        </table:table-row>
        <table:table-row table:style-name="ro1">
          <table:table-cell table:style-name="ce3"/>
          <table:table-cell table:style-name="ce15" office:value-type="string" calcext:value-type="string">
            <text:p>Descontinuidade</text:p>
          </table:table-cell>
          <table:table-cell table:style-name="ce24"/>
          <table:table-cell table:style-name="ce33" table:number-columns-repeated="2"/>
          <table:table-cell table:style-name="ce39"/>
          <table:table-cell table:style-name="ce45"/>
          <table:table-cell table:style-name="ce54"/>
          <table:table-cell table:style-name="ce46" table:number-columns-repeated="13"/>
          <table:table-cell table:style-name="ce60" table:number-columns-repeated="2"/>
          <table:table-cell table:style-name="ce68"/>
          <table:table-cell table:number-columns-repeated="16360"/>
        </table:table-row>
        <table:table-row table:style-name="ro2">
          <table:table-cell table:style-name="ce4" office:value-type="string" calcext:value-type="string" table:number-columns-spanned="24" table:number-rows-spanned="2">
            <text:p>Dicionário de Variáveis - Tabela de Escolas</text:p>
          </table:table-cell>
          <table:covered-table-cell table:style-name="ce5">
            <draw:a xlink:href="https://www.gov.br/inep/pt-br/acesso-a-informacao/dados-abertos/sinopses-estatisticas/educacao-basica" xlink:type="simple">
              <draw:custom-shape table:end-cell-address="microdados_unidade_coleta.C5" table:end-x="0.149cm" table:end-y="0.39cm" draw:z-index="0" draw:name="CaixaDeTexto 15" draw:style-name="gr1" draw:text-style-name="P2" svg:width="4.626cm" svg:height="0.555cm" svg:x="3.889cm" svg:y="0.1cm">
                <text:p text:style-name="P1"><text:span text:style-name="T1">Sinopse Estatística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  <draw:a xlink:href="https://www.gov.br/inep/pt-br/acesso-a-informacao/dados-abertos/inep-data/estatisticas-censo-escolar" xlink:type="simple">
              <draw:custom-shape table:end-cell-address="microdados_unidade_coleta.B5" table:end-x="3.499cm" table:end-y="0.401cm" draw:z-index="1" draw:name="CaixaDeTexto 20" draw:style-name="gr1" draw:text-style-name="P2" svg:width="2.388cm" svg:height="0.56cm" svg:x="1.111cm" svg:y="0.106cm">
                <text:p text:style-name="P1"><text:span text:style-name="T1">Inepdata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  <draw:a xlink:href="https://www.gov.br/inep/pt-br/acesso-a-informacao/dados-abertos/inep-data/estatisticas-censo-escolar" xlink:type="simple">
              <draw:frame draw:z-index="2" draw:name="Gráfico 3" draw:style-name="gr2" draw:text-style-name="P3" svg:width="0.634cm" svg:height="0.655cm" svg:x="0.732cm" svg:y="0.18cm">
                <draw:image xlink:href="Pictures/100000010000018000000180B7455A1D.png" xlink:type="simple" xlink:show="embed" xlink:actuate="onLoad" draw:mime-type="image/png">
                  <text:p/>
                </draw:image>
                <svg:desc>Gráfico de pizza com preenchimento sólido</svg:desc>
              </draw:frame>
            </draw:a>
            <draw:frame draw:z-index="3" draw:name="Gráfico 4" draw:style-name="gr2" draw:text-style-name="P3" svg:width="0.758cm" svg:height="0.799cm" svg:x="2.884cm" svg:y="0.047cm">
              <draw:image xlink:href="Pictures/10000001000001800000018084A82DF4.png" xlink:type="simple" xlink:show="embed" xlink:actuate="onLoad" draw:mime-type="image/png">
                <text:p/>
              </draw:image>
              <svg:desc>Gesto de toque duplo estrutura de tópicos</svg:desc>
            </draw:frame>
            <draw:a xlink:href="https://www.gov.br/inep/pt-br/acesso-a-informacao/dados-abertos/sinopses-estatisticas/educacao-basica" xlink:type="simple">
              <draw:frame draw:z-index="5" draw:name="Gráfico 8" draw:style-name="gr2" draw:text-style-name="P3" svg:width="0.6cm" svg:height="0.578cm" svg:x="3.572cm" svg:y="0.206cm">
                <draw:image xlink:href="Pictures/100000010000018000000180A6CB90FC.png" xlink:type="simple" xlink:show="embed" xlink:actuate="onLoad" draw:mime-type="image/png">
                  <text:p/>
                </draw:image>
                <svg:desc>Gráfico de barras com tendência ascendente com preenchimento sólido</svg:desc>
              </draw:frame>
            </draw:a>
          </table:covered-table-cell>
          <table:covered-table-cell table:number-columns-repeated="22" table:style-name="ce5"/>
          <table:table-cell table:number-columns-repeated="16360"/>
        </table:table-row>
        <table:table-row table:style-name="ro1">
          <table:covered-table-cell table:style-name="ce5">
            <draw:custom-shape table:end-cell-address="microdados_unidade_coleta.A10" table:end-x="0.234cm" table:end-y="0.218cm" draw:z-index="4" draw:name="Retângulo 6" draw:style-name="gr3" draw:text-style-name="P4" svg:width="0.181cm" svg:height="1.602cm" draw:transform="rotate (1.5707963267949) translate (0.053cm 0.309cm)">
              <text:p text:style-name="P1"><text:span text:style-name="T2"/></text:p>
              <draw:enhanced-geometry draw:mirror-horizontal="false" draw:mirror-vertical="false" draw:text-areas="0 0 ?f3 ?f2" svg:viewBox="0 0 0 0" draw:text-rotate-angle="27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3" table:style-name="ce5"/>
          <table:table-cell table:number-columns-repeated="16360"/>
        </table:table-row>
        <table:table-row table:style-name="ro3">
          <table:table-cell table:style-name="ce6" table:number-columns-repeated="2"/>
          <table:table-cell table:style-name="ce25"/>
          <table:table-cell table:style-name="ce6" table:number-columns-repeated="3"/>
          <table:table-cell table:style-name="ce46"/>
          <table:table-cell table:style-name="ce55"/>
          <table:table-cell table:style-name="ce58"/>
          <table:table-cell table:style-name="ce59" table:number-columns-repeated="2"/>
          <table:table-cell table:style-name="ce46" table:number-columns-repeated="10"/>
          <table:table-cell table:style-name="ce60" table:number-columns-repeated="2"/>
          <table:table-cell table:style-name="ce68"/>
          <table:table-cell table:number-columns-repeated="16360"/>
        </table:table-row>
        <table:table-row table:style-name="ro1">
          <table:table-cell table:style-name="ce7" office:value-type="string" calcext:value-type="string" table:number-columns-spanned="1" table:number-rows-spanned="2">
            <text:p>N</text:p>
          </table:table-cell>
          <table:table-cell table:style-name="ce7" office:value-type="string" calcext:value-type="string" table:number-columns-spanned="1" table:number-rows-spanned="2">
            <text:p>Nome da Variável</text:p>
          </table:table-cell>
          <table:table-cell table:style-name="ce26" office:value-type="string" calcext:value-type="string" table:number-columns-spanned="1" table:number-rows-spanned="2">
            <text:p>Descrição da Variável</text:p>
          </table:table-cell>
          <table:table-cell table:style-name="ce7" office:value-type="string" calcext:value-type="string" table:number-columns-spanned="1" table:number-rows-spanned="2">
            <text:p>Tipo</text:p>
          </table:table-cell>
          <table:table-cell table:style-name="ce7" office:value-type="string" calcext:value-type="string" table:number-columns-spanned="1" table:number-rows-spanned="2">
            <text:p>Tam.<text:span text:style-name="T3">(1)</text:span></text:p>
          </table:table-cell>
          <table:table-cell table:style-name="ce7" office:value-type="string" calcext:value-type="string" table:number-columns-spanned="1" table:number-rows-spanned="2">
            <text:p>Categoria</text:p>
          </table:table-cell>
          <table:table-cell table:style-name="ce47" office:value-type="string" calcext:value-type="string" table:number-columns-spanned="16" table:number-rows-spanned="1">
            <text:p>Coleta por ano ("s"=sim;"n"=não ) </text:p>
          </table:table-cell>
          <table:covered-table-cell table:number-columns-repeated="14" table:style-name="ce56"/>
          <table:covered-table-cell table:style-name="ce61"/>
          <table:table-cell table:style-name="ce67"/>
          <table:table-cell table:style-name="ce69" office:value-type="string" calcext:value-type="string" table:number-columns-spanned="1" table:number-rows-spanned="2">
            <text:p>Notas Importantes</text:p>
          </table:table-cell>
          <table:table-cell table:number-columns-repeated="16360"/>
        </table:table-row>
        <table:table-row table:style-name="ro1">
          <table:covered-table-cell table:style-name="ce8"/>
          <table:covered-table-cell table:style-name="ce16"/>
          <table:covered-table-cell table:style-name="ce27"/>
          <table:covered-table-cell table:number-columns-repeated="3" table:style-name="ce16"/>
          <table:table-cell table:style-name="ce47" office:value-type="string" calcext:value-type="string">
            <text:p>07</text:p>
          </table:table-cell>
          <table:table-cell table:style-name="ce47" office:value-type="string" calcext:value-type="string">
            <text:p>08</text:p>
          </table:table-cell>
          <table:table-cell table:style-name="ce47" office:value-type="string" calcext:value-type="string">
            <text:p>09</text:p>
          </table:table-cell>
          <table:table-cell table:style-name="ce47" office:value-type="string" calcext:value-type="string">
            <text:p>10</text:p>
          </table:table-cell>
          <table:table-cell table:style-name="ce47" office:value-type="string" calcext:value-type="string">
            <text:p>11</text:p>
          </table:table-cell>
          <table:table-cell table:style-name="ce47" office:value-type="string" calcext:value-type="string">
            <text:p>12</text:p>
          </table:table-cell>
          <table:table-cell table:style-name="ce47" office:value-type="string" calcext:value-type="string">
            <text:p>13</text:p>
          </table:table-cell>
          <table:table-cell table:style-name="ce47" office:value-type="string" calcext:value-type="string">
            <text:p>14</text:p>
          </table:table-cell>
          <table:table-cell table:style-name="ce47" office:value-type="string" calcext:value-type="string">
            <text:p>15</text:p>
          </table:table-cell>
          <table:table-cell table:style-name="ce47" office:value-type="string" calcext:value-type="string">
            <text:p>16</text:p>
          </table:table-cell>
          <table:table-cell table:style-name="ce47" office:value-type="string" calcext:value-type="string">
            <text:p>17</text:p>
          </table:table-cell>
          <table:table-cell table:style-name="ce47" office:value-type="string" calcext:value-type="string">
            <text:p>18</text:p>
          </table:table-cell>
          <table:table-cell table:style-name="ce47" office:value-type="string" calcext:value-type="string">
            <text:p>19</text:p>
          </table:table-cell>
          <table:table-cell table:style-name="ce47" office:value-type="string" calcext:value-type="string">
            <text:p>20</text:p>
          </table:table-cell>
          <table:table-cell table:style-name="ce47" office:value-type="string" calcext:value-type="string">
            <text:p>21</text:p>
          </table:table-cell>
          <table:table-cell table:style-name="ce62" office:value-type="string" calcext:value-type="string">
            <text:p>22</text:p>
          </table:table-cell>
          <table:table-cell table:style-name="ce62" office:value-type="string" calcext:value-type="string">
            <text:p>23</text:p>
          </table:table-cell>
          <table:covered-table-cell table:style-name="ce70"/>
          <table:table-cell table:number-columns-repeated="16360"/>
        </table:table-row>
        <table:table-row table:style-name="ro3">
          <table:table-cell table:style-name="ce9" table:number-columns-repeated="2"/>
          <table:table-cell table:style-name="ce28"/>
          <table:table-cell table:style-name="ce9" table:number-columns-repeated="3"/>
          <table:table-cell table:style-name="ce48" table:number-columns-repeated="15"/>
          <table:table-cell table:style-name="ce63" table:number-columns-repeated="2"/>
          <table:table-cell table:style-name="ce71"/>
          <table:table-cell table:number-columns-repeated="16360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7" office:value-type="string" calcext:value-type="string">
            <text:p>NU_ANO_CENSO</text:p>
          </table:table-cell>
          <table:table-cell table:style-name="ce29" office:value-type="string" calcext:value-type="string">
            <text:p>Ano do Censo</text:p>
          </table:table-cell>
          <table:table-cell table:style-name="ce34" office:value-type="string" calcext:value-type="string">
            <text:p>Num</text:p>
          </table:table-cell>
          <table:table-cell table:style-name="ce34" office:value-type="float" office:value="4" calcext:value-type="float">
            <text:p>4</text:p>
          </table:table-cell>
          <table:table-cell table:style-name="ce40"/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0" table:formula="of:=[.A10]+1" office:value-type="float" office:value="2" calcext:value-type="float">
            <text:p>2</text:p>
          </table:table-cell>
          <table:table-cell table:style-name="ce18" office:value-type="string" calcext:value-type="string">
            <text:p>NO_REGIAO</text:p>
          </table:table-cell>
          <table:table-cell table:style-name="ce18" office:value-type="string" calcext:value-type="string">
            <text:p>Nome da Região Geográfica</text:p>
          </table:table-cell>
          <table:table-cell table:style-name="ce34" office:value-type="string" calcext:value-type="string">
            <text:p>Char</text:p>
          </table:table-cell>
          <table:table-cell table:style-name="ce34" office:value-type="float" office:value="20" calcext:value-type="float">
            <text:p>20</text:p>
          </table:table-cell>
          <table:table-cell table:style-name="ce40"/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0" table:formula="of:=[.A11]+1" office:value-type="float" office:value="3" calcext:value-type="float">
            <text:p>3</text:p>
          </table:table-cell>
          <table:table-cell table:style-name="ce17" office:value-type="string" calcext:value-type="string">
            <text:p>CO_REGIAO</text:p>
          </table:table-cell>
          <table:table-cell table:style-name="ce29" office:value-type="string" calcext:value-type="string">
            <text:p>Código da Região Geográfica</text:p>
          </table:table-cell>
          <table:table-cell table:style-name="ce34" office:value-type="string" calcext:value-type="string">
            <text:p>Num</text:p>
          </table:table-cell>
          <table:table-cell table:style-name="ce34" office:value-type="float" office:value="1" calcext:value-type="float">
            <text:p>1</text:p>
          </table:table-cell>
          <table:table-cell table:style-name="ce40"/>
          <table:table-cell table:number-columns-repeated="8" table:style-name="ce50" office:value-type="string" calcext:value-type="string">
            <text:p>s</text:p>
          </table:table-cell>
          <table:table-cell table:number-columns-repeated="7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0" table:formula="of:=[.A12]+1" office:value-type="float" office:value="4" calcext:value-type="float">
            <text:p>4</text:p>
          </table:table-cell>
          <table:table-cell table:style-name="ce18" office:value-type="string" calcext:value-type="string">
            <text:p>NO_UF</text:p>
          </table:table-cell>
          <table:table-cell table:style-name="ce18" office:value-type="string" calcext:value-type="string">
            <text:p>Nome da Unidade da Federação</text:p>
          </table:table-cell>
          <table:table-cell table:style-name="ce34" office:value-type="string" calcext:value-type="string">
            <text:p>Char</text:p>
          </table:table-cell>
          <table:table-cell table:style-name="ce34" office:value-type="float" office:value="50" calcext:value-type="float">
            <text:p>50</text:p>
          </table:table-cell>
          <table:table-cell table:style-name="ce40"/>
          <table:table-cell table:number-columns-repeated="8" table:style-name="ce50" office:value-type="string" calcext:value-type="string">
            <text:p>s</text:p>
          </table:table-cell>
          <table:table-cell table:number-columns-repeated="7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0" table:formula="of:=[.A13]+1" office:value-type="float" office:value="5" calcext:value-type="float">
            <text:p>5</text:p>
          </table:table-cell>
          <table:table-cell table:style-name="ce18" office:value-type="string" calcext:value-type="string">
            <text:p>SG_UF</text:p>
          </table:table-cell>
          <table:table-cell table:style-name="ce18" office:value-type="string" calcext:value-type="string">
            <text:p>Sigla da Unidade da Federação</text:p>
          </table:table-cell>
          <table:table-cell table:style-name="ce34" office:value-type="string" calcext:value-type="string">
            <text:p>Char</text:p>
          </table:table-cell>
          <table:table-cell table:style-name="ce34" office:value-type="float" office:value="2" calcext:value-type="float">
            <text:p>2</text:p>
          </table:table-cell>
          <table:table-cell table:style-name="ce40"/>
          <table:table-cell table:number-columns-repeated="8" table:style-name="ce50" office:value-type="string" calcext:value-type="string">
            <text:p>s</text:p>
          </table:table-cell>
          <table:table-cell table:number-columns-repeated="7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0" table:formula="of:=[.A14]+1" office:value-type="float" office:value="6" calcext:value-type="float">
            <text:p>6</text:p>
          </table:table-cell>
          <table:table-cell table:style-name="ce17" office:value-type="string" calcext:value-type="string">
            <text:p>CO_UF</text:p>
          </table:table-cell>
          <table:table-cell table:style-name="ce29" office:value-type="string" calcext:value-type="string">
            <text:p>Código da Unidade da Federação</text:p>
          </table:table-cell>
          <table:table-cell table:style-name="ce34" office:value-type="string" calcext:value-type="string">
            <text:p>Num</text:p>
          </table:table-cell>
          <table:table-cell table:style-name="ce34" office:value-type="float" office:value="2" calcext:value-type="float">
            <text:p>2</text:p>
          </table:table-cell>
          <table:table-cell table:style-name="ce40"/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0" table:formula="of:=[.A15]+1" office:value-type="float" office:value="7" calcext:value-type="float">
            <text:p>7</text:p>
          </table:table-cell>
          <table:table-cell table:style-name="ce18" office:value-type="string" calcext:value-type="string">
            <text:p>NO_MUNICIPIO</text:p>
          </table:table-cell>
          <table:table-cell table:style-name="ce18" office:value-type="string" calcext:value-type="string">
            <text:p>Nome do Município</text:p>
          </table:table-cell>
          <table:table-cell table:style-name="ce34" office:value-type="string" calcext:value-type="string">
            <text:p>Char</text:p>
          </table:table-cell>
          <table:table-cell table:style-name="ce34" office:value-type="float" office:value="150" calcext:value-type="float">
            <text:p>150</text:p>
          </table:table-cell>
          <table:table-cell table:style-name="ce40"/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0" table:formula="of:=[.A16]+1" office:value-type="float" office:value="8" calcext:value-type="float">
            <text:p>8</text:p>
          </table:table-cell>
          <table:table-cell table:style-name="ce17" office:value-type="string" calcext:value-type="string">
            <text:p>CO_MUNICIPIO</text:p>
          </table:table-cell>
          <table:table-cell table:style-name="ce29" office:value-type="string" calcext:value-type="string">
            <text:p>Código do Município</text:p>
          </table:table-cell>
          <table:table-cell table:style-name="ce34" office:value-type="string" calcext:value-type="string">
            <text:p>Num</text:p>
          </table:table-cell>
          <table:table-cell table:style-name="ce34" office:value-type="float" office:value="7" calcext:value-type="float">
            <text:p>7</text:p>
          </table:table-cell>
          <table:table-cell table:style-name="ce40"/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4">
          <table:table-cell table:style-name="ce11" table:formula="of:=[#REF!]+1" office:value-type="string" office:string-value="" calcext:value-type="error">
            <text:p>#REF!</text:p>
          </table:table-cell>
          <table:table-cell table:style-name="ce19" office:value-type="string" calcext:value-type="string">
            <text:p>NO_ENTIDADE</text:p>
          </table:table-cell>
          <table:table-cell table:style-name="ce30" office:value-type="string" calcext:value-type="string">
            <text:p>Nome da Escola</text:p>
          </table:table-cell>
          <table:table-cell table:style-name="ce35" office:value-type="string" calcext:value-type="string">
            <text:p>Char</text:p>
          </table:table-cell>
          <table:table-cell table:style-name="ce35" office:value-type="float" office:value="100" calcext:value-type="float">
            <text:p>100</text:p>
          </table:table-cell>
          <table:table-cell table:style-name="ce41"/>
          <table:table-cell table:number-columns-repeated="17" table:style-name="ce51" office:value-type="string" calcext:value-type="string">
            <text:p>s</text:p>
          </table:table-cell>
          <table:table-cell table:style-name="ce73"/>
          <table:table-cell table:style-name="ce81" table:number-columns-repeated="16360"/>
        </table:table-row>
        <table:table-row table:style-name="ro4">
          <table:table-cell table:style-name="ce11" table:formula="of:=[.A18]+1" office:value-type="string" office:string-value="" calcext:value-type="error">
            <text:p>#REF!</text:p>
          </table:table-cell>
          <table:table-cell table:style-name="ce19" office:value-type="string" calcext:value-type="string">
            <text:p>CO_ENTIDADE</text:p>
          </table:table-cell>
          <table:table-cell table:style-name="ce30" office:value-type="string" calcext:value-type="string">
            <text:p>Código da Escola</text:p>
          </table:table-cell>
          <table:table-cell table:style-name="ce35" office:value-type="string" calcext:value-type="string">
            <text:p>Num</text:p>
          </table:table-cell>
          <table:table-cell table:style-name="ce35" office:value-type="float" office:value="8" calcext:value-type="float">
            <text:p>8</text:p>
          </table:table-cell>
          <table:table-cell table:style-name="ce41"/>
          <table:table-cell table:number-columns-repeated="17" table:style-name="ce51" office:value-type="string" calcext:value-type="string">
            <text:p>s</text:p>
          </table:table-cell>
          <table:table-cell table:style-name="ce73"/>
          <table:table-cell table:style-name="ce81" table:number-columns-repeated="16360"/>
        </table:table-row>
        <table:table-row table:style-name="ro5">
          <table:table-cell table:style-name="ce11" table:formula="of:=[.A19]+1" office:value-type="string" office:string-value="" calcext:value-type="error">
            <text:p>#REF!</text:p>
          </table:table-cell>
          <table:table-cell table:style-name="ce20" office:value-type="string" calcext:value-type="string">
            <text:p>TP_DEPENDENCIA</text:p>
          </table:table-cell>
          <table:table-cell table:style-name="ce21" office:value-type="string" calcext:value-type="string">
            <text:p>Dependência Administrativa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1 - Federal</text:p>
            <text:p>2 - Estadual</text:p>
            <text:p>3 - Municipal</text:p>
            <text:p>4 - Privada</text:p>
          </table:table-cell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4"/>
          <table:table-cell table:style-name="ce80" table:number-columns-repeated="16360"/>
        </table:table-row>
        <table:table-row table:style-name="ro6">
          <table:table-cell table:style-name="ce11" table:formula="of:=[#REF!]+1" office:value-type="string" office:string-value="" calcext:value-type="error">
            <text:p>#REF!</text:p>
          </table:table-cell>
          <table:table-cell table:style-name="ce20" office:value-type="string" calcext:value-type="string">
            <text:p>TP_LOCALIZACAO</text:p>
          </table:table-cell>
          <table:table-cell table:style-name="ce21" office:value-type="string" calcext:value-type="string">
            <text:p>Localização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1 - Urbana</text:p>
            <text:p>2 - Rural</text:p>
          </table:table-cell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6">
          <table:table-cell table:style-name="ce11" table:formula="of:=[#REF!]+1" office:value-type="string" office:string-value="" calcext:value-type="error">
            <text:p>#REF!</text:p>
          </table:table-cell>
          <table:table-cell table:style-name="ce20" office:value-type="string" calcext:value-type="string">
            <text:p>IN_EQUIP_DVD</text:p>
          </table:table-cell>
          <table:table-cell table:style-name="ce21" office:value-type="string" calcext:value-type="string">
            <text:p>Equipamentos existentes na escola para o processo ensino e aprendizagem - DVD/Blu-ray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</table:table-cell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22]+1" office:value-type="string" office:string-value="" calcext:value-type="error">
            <text:p>#REF!</text:p>
          </table:table-cell>
          <table:table-cell table:style-name="ce20" office:value-type="string" calcext:value-type="string">
            <text:p>QT_EQUIP_DVD</text:p>
          </table:table-cell>
          <table:table-cell table:style-name="ce21" office:value-type="string" calcext:value-type="string">
            <text:p>Quantidade de Aparelhos de DVD/Blu-ray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21" office:value-type="string" calcext:value-type="string">
            <text:p>88888 - registro com marcação de valor extremo (valor superior ao limite máximo de 4 equipamentos para cada 3 salas existentes - foram marcados apenas valores&gt;3)</text:p>
          </table:table-cell>
          <table:table-cell table:number-columns-repeated="6" table:style-name="ce49" office:value-type="string" calcext:value-type="string">
            <text:p>n</text:p>
          </table:table-cell>
          <table:table-cell table:number-columns-repeated="9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6" office:value-type="string" calcext:value-type="string">
            <text:p><text:span text:style-name="T4">Em 2019:</text:span></text:p>
            <text:p><text:span text:style-name="T5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.A23]+1" office:value-type="string" office:string-value="" calcext:value-type="error">
            <text:p>#REF!</text:p>
          </table:table-cell>
          <table:table-cell table:style-name="ce20" office:value-type="string" calcext:value-type="string">
            <text:p>IN_EQUIP_SOM</text:p>
          </table:table-cell>
          <table:table-cell table:style-name="ce21" office:value-type="string" calcext:value-type="string">
            <text:p>Equipamentos existentes na escola para o processo ensino e aprendizagem - Aparelho de som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string" calcext:value-type="string">
            <text:p>0 - Não</text:p>
            <text:p>1 - Sim</text:p>
          </table:table-cell>
          <table:table-cell table:number-columns-repeated="5" table:style-name="ce49" office:value-type="string" calcext:value-type="string">
            <text:p>n</text:p>
          </table:table-cell>
          <table:table-cell table:number-columns-repeated="10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24]+1" office:value-type="string" office:string-value="" calcext:value-type="error">
            <text:p>#REF!</text:p>
          </table:table-cell>
          <table:table-cell table:style-name="ce20" office:value-type="string" calcext:value-type="string">
            <text:p>QT_EQUIP_SOM</text:p>
          </table:table-cell>
          <table:table-cell table:style-name="ce21" office:value-type="string" calcext:value-type="string">
            <text:p>Quantidade de Aparelhos de som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88888 - registro com marcação de valor extremo (valor superior ao limite máximo de 4 equipamentos para cada 3 salas existentes - foram marcados apenas valores&gt;3)</text:p>
          </table:table-cell>
          <table:table-cell table:number-columns-repeated="6" table:style-name="ce49" office:value-type="string" calcext:value-type="string">
            <text:p>n</text:p>
          </table:table-cell>
          <table:table-cell table:number-columns-repeated="9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6" office:value-type="string" calcext:value-type="string">
            <text:p><text:span text:style-name="T4">Em 2019:</text:span></text:p>
            <text:p><text:span text:style-name="T5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.A25]+1" office:value-type="string" office:string-value="" calcext:value-type="error">
            <text:p>#REF!</text:p>
          </table:table-cell>
          <table:table-cell table:style-name="ce20" office:value-type="string" calcext:value-type="string">
            <text:p>IN_EQUIP_TV</text:p>
          </table:table-cell>
          <table:table-cell table:style-name="ce21" office:value-type="string" calcext:value-type="string">
            <text:p>Equipamentos existentes na escola para o processo ensino e aprendizagem - Aparelho de televisão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string" calcext:value-type="string">
            <text:p>0 - Não</text:p>
            <text:p>1 - Sim</text:p>
          </table:table-cell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26]+1" office:value-type="string" office:string-value="" calcext:value-type="error">
            <text:p>#REF!</text:p>
          </table:table-cell>
          <table:table-cell table:style-name="ce20" office:value-type="string" calcext:value-type="string">
            <text:p>QT_EQUIP_TV</text:p>
          </table:table-cell>
          <table:table-cell table:style-name="ce21" office:value-type="string" calcext:value-type="string">
            <text:p>Quantidade de Aparelhos de televisão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88888 - registro com marcação de valor extremo (valor superior ao limite máximo de 4 equipamentos para cada 3 salas existentes - foram marcados apenas valores&gt;3)</text:p>
          </table:table-cell>
          <table:table-cell table:number-columns-repeated="6" table:style-name="ce49" office:value-type="string" calcext:value-type="string">
            <text:p>n</text:p>
          </table:table-cell>
          <table:table-cell table:number-columns-repeated="9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7" office:value-type="string" calcext:value-type="string">
            <text:p><text:span text:style-name="T6">Em 2019:</text:span></text:p>
            <text:p><text:span text:style-name="T7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.A27]+1" office:value-type="string" office:string-value="" calcext:value-type="error">
            <text:p>#REF!</text:p>
          </table:table-cell>
          <table:table-cell table:style-name="ce21" office:value-type="string" calcext:value-type="string">
            <text:p>IN_EQUIP_LOUSA_DIGITAL</text:p>
          </table:table-cell>
          <table:table-cell table:style-name="ce21" office:value-type="string" calcext:value-type="string">
            <text:p>Equipamentos existentes na escola para o processo ensino e aprendizagem - Lousa digital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28]+1" office:value-type="string" office:string-value="" calcext:value-type="error">
            <text:p>#REF!</text:p>
          </table:table-cell>
          <table:table-cell table:style-name="ce21" office:value-type="string" calcext:value-type="string">
            <text:p>QT_EQUIP_LOUSA_DIGITAL</text:p>
          </table:table-cell>
          <table:table-cell table:style-name="ce21" office:value-type="string" calcext:value-type="string">
            <text:p>Quantidade de Lousas digitais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88888 - registro com marcação de valor extremo (valor superior ao limite máximo de 4 equipamentos para cada 3 salas existentes - foram marcados apenas valores&gt;3)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6" office:value-type="string" calcext:value-type="string">
            <text:p><text:span text:style-name="T4">Em 2019:</text:span></text:p>
            <text:p><text:span text:style-name="T5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.A29]+1" office:value-type="string" office:string-value="" calcext:value-type="error">
            <text:p>#REF!</text:p>
          </table:table-cell>
          <table:table-cell table:style-name="ce20" office:value-type="string" calcext:value-type="string">
            <text:p>IN_EQUIP_MULTIMIDIA</text:p>
          </table:table-cell>
          <table:table-cell table:style-name="ce21" office:value-type="string" calcext:value-type="string">
            <text:p>Equipamentos existentes na escola para o processo ensino e aprendizagem - Projetor Multimídia (Datashow)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string" calcext:value-type="string">
            <text:p>0 - Não</text:p>
            <text:p>1 - Sim</text:p>
          </table:table-cell>
          <table:table-cell table:number-columns-repeated="5" table:style-name="ce49" office:value-type="string" calcext:value-type="string">
            <text:p>n</text:p>
          </table:table-cell>
          <table:table-cell table:number-columns-repeated="10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30]+1" office:value-type="string" office:string-value="" calcext:value-type="error">
            <text:p>#REF!</text:p>
          </table:table-cell>
          <table:table-cell table:style-name="ce20" office:value-type="string" calcext:value-type="string">
            <text:p>QT_EQUIP_MULTIMIDIA</text:p>
          </table:table-cell>
          <table:table-cell table:style-name="ce21" office:value-type="string" calcext:value-type="string">
            <text:p>Quantidade de Projetores Multimídia (Datashow)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88888 - registro com marcação de valor extremo (valor superior ao limite máximo de 4 equipamentos para cada 3 salas existentes - foram marcados apenas valores&gt;3)</text:p>
          </table:table-cell>
          <table:table-cell table:number-columns-repeated="6" table:style-name="ce49" office:value-type="string" calcext:value-type="string">
            <text:p>n</text:p>
          </table:table-cell>
          <table:table-cell table:number-columns-repeated="9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6" office:value-type="string" calcext:value-type="string">
            <text:p><text:span text:style-name="T4">Em 2019:</text:span></text:p>
            <text:p><text:span text:style-name="T5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#REF!]+1" office:value-type="string" office:string-value="" calcext:value-type="error">
            <text:p>#REF!</text:p>
          </table:table-cell>
          <table:table-cell table:style-name="ce21" office:value-type="string" calcext:value-type="string">
            <text:p>IN_DESKTOP_ALUNO</text:p>
          </table:table-cell>
          <table:table-cell table:style-name="ce21" office:value-type="string" calcext:value-type="string">
            <text:p>Computadores em uso pelos alunos - Computador de mesa (desktop)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32]+1" office:value-type="string" office:string-value="" calcext:value-type="error">
            <text:p>#REF!</text:p>
          </table:table-cell>
          <table:table-cell table:style-name="ce21" office:value-type="string" calcext:value-type="string">
            <text:p>QT_DESKTOP_ALUNO</text:p>
          </table:table-cell>
          <table:table-cell table:style-name="ce21" office:value-type="string" calcext:value-type="string">
            <text:p>Quantidade de computadores em uso pelos alunos - Computador de mesa (desktop)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88888 - registro com marcação de valor extremo (valor superior ao limite máximo de 4 equipamentos para cada 3 matrículas - foram marcados apenas valores&gt;3)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6" office:value-type="string" calcext:value-type="string">
            <text:p><text:span text:style-name="T4">Em 2019:</text:span></text:p>
            <text:p><text:span text:style-name="T5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.A33]+1" office:value-type="string" office:string-value="" calcext:value-type="error">
            <text:p>#REF!</text:p>
          </table:table-cell>
          <table:table-cell table:style-name="ce21" office:value-type="string" calcext:value-type="string">
            <text:p>IN_COMP_PORTATIL_ALUNO</text:p>
          </table:table-cell>
          <table:table-cell table:style-name="ce21" office:value-type="string" calcext:value-type="string">
            <text:p>Computadores em uso pelos alunos - Computador portátil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34]+1" office:value-type="string" office:string-value="" calcext:value-type="error">
            <text:p>#REF!</text:p>
          </table:table-cell>
          <table:table-cell table:style-name="ce21" office:value-type="string" calcext:value-type="string">
            <text:p>QT_COMP_PORTATIL_ALUNO</text:p>
          </table:table-cell>
          <table:table-cell table:style-name="ce21" office:value-type="string" calcext:value-type="string">
            <text:p>Quantidade de computadores em uso pelos alunos - Computador portátil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88888 - registro com marcação de valor extremo (valor superior ao limite máximo de 4 equipamentos para cada 3 matrículas - foram marcados apenas valores&gt;3)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6" office:value-type="string" calcext:value-type="string">
            <text:p><text:span text:style-name="T4">Em 2019:</text:span></text:p>
            <text:p><text:span text:style-name="T5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.A35]+1" office:value-type="string" office:string-value="" calcext:value-type="error">
            <text:p>#REF!</text:p>
          </table:table-cell>
          <table:table-cell table:style-name="ce21" office:value-type="string" calcext:value-type="string">
            <text:p>IN_TABLET_ALUNO</text:p>
          </table:table-cell>
          <table:table-cell table:style-name="ce21" office:value-type="string" calcext:value-type="string">
            <text:p>Computadores em uso pelos alunos - Tablet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5">
          <table:table-cell table:style-name="ce11" table:formula="of:=[.A36]+1" office:value-type="string" office:string-value="" calcext:value-type="error">
            <text:p>#REF!</text:p>
          </table:table-cell>
          <table:table-cell table:style-name="ce21" office:value-type="string" calcext:value-type="string">
            <text:p>QT_TABLET_ALUNO</text:p>
          </table:table-cell>
          <table:table-cell table:style-name="ce21" office:value-type="string" calcext:value-type="string">
            <text:p>Quantidade de computadores em uso pelos alunos - Tablet</text:p>
          </table:table-cell>
          <table:table-cell table:style-name="ce37" office:value-type="string" calcext:value-type="string">
            <text:p>Num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88888 - registro com marcação de valor extremo (valor superior ao limite máximo de 4 equipamentos para cada 3 matrículas - foram marcados apenas valores&gt;3)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6" office:value-type="string" calcext:value-type="string">
            <text:p><text:span text:style-name="T4">Em 2019:</text:span></text:p>
            <text:p><text:span text:style-name="T5">primeiro ano em que foi aplicado tratamento de valores extremos, que são marcados com o código 88888.</text:span></text:p>
          </table:table-cell>
          <table:table-cell table:style-name="ce80" table:number-columns-repeated="16360"/>
        </table:table-row>
        <table:table-row table:style-name="ro6">
          <table:table-cell table:style-name="ce11" table:formula="of:=[#REF!]+1" office:value-type="string" office:string-value="" calcext:value-type="error">
            <text:p>#REF!</text:p>
          </table:table-cell>
          <table:table-cell table:style-name="ce20" office:value-type="string" calcext:value-type="string">
            <text:p>IN_INTERNET</text:p>
          </table:table-cell>
          <table:table-cell table:style-name="ce21" office:value-type="string" calcext:value-type="string">
            <text:p>Acesso à Internet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</table:table-cell>
          <table:table-cell table:number-columns-repeated="15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6">
          <table:table-cell table:style-name="ce11" table:formula="of:=[.A38]+1" office:value-type="string" office:string-value="" calcext:value-type="error">
            <text:p>#REF!</text:p>
          </table:table-cell>
          <table:table-cell table:style-name="ce21" office:value-type="string" calcext:value-type="string">
            <text:p>IN_INTERNET_ALUNOS</text:p>
          </table:table-cell>
          <table:table-cell table:style-name="ce21" office:value-type="string" calcext:value-type="string">
            <text:p>Acesso à Internet - Para uso dos alunos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6">
          <table:table-cell table:style-name="ce11" table:formula="of:=[.A39]+1" office:value-type="string" office:string-value="" calcext:value-type="error">
            <text:p>#REF!</text:p>
          </table:table-cell>
          <table:table-cell table:style-name="ce21" office:value-type="string" calcext:value-type="string">
            <text:p>IN_INTERNET_ADMINISTRATIVO</text:p>
          </table:table-cell>
          <table:table-cell table:style-name="ce21" office:value-type="string" calcext:value-type="string">
            <text:p>Acesso à Internet - Para uso administrativo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6">
          <table:table-cell table:style-name="ce11" table:formula="of:=[.A40]+1" office:value-type="string" office:string-value="" calcext:value-type="error">
            <text:p>#REF!</text:p>
          </table:table-cell>
          <table:table-cell table:style-name="ce21" office:value-type="string" calcext:value-type="string">
            <text:p>IN_INTERNET_APRENDIZAGEM</text:p>
          </table:table-cell>
          <table:table-cell table:style-name="ce21" office:value-type="string" calcext:value-type="string">
            <text:p>Acesso à Internet - Para uso nos processos de ensino e aprendizagem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6">
          <table:table-cell table:style-name="ce11" table:formula="of:=[.A41]+1" office:value-type="string" office:string-value="" calcext:value-type="error">
            <text:p>#REF!</text:p>
          </table:table-cell>
          <table:table-cell table:style-name="ce21" office:value-type="string" calcext:value-type="string">
            <text:p>IN_INTERNET_COMUNIDADE</text:p>
          </table:table-cell>
          <table:table-cell table:style-name="ce21" office:value-type="string" calcext:value-type="string">
            <text:p>Acesso à Internet - Para uso da comunidade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7">
          <table:table-cell table:style-name="ce11" table:formula="of:=[.A42]+1" office:value-type="string" office:string-value="" calcext:value-type="error">
            <text:p>#REF!</text:p>
          </table:table-cell>
          <table:table-cell table:style-name="ce21" office:value-type="string" calcext:value-type="string">
            <text:p>IN_ACESSO_INTERNET_COMPUTADOR</text:p>
          </table:table-cell>
          <table:table-cell table:style-name="ce21" office:value-type="string" calcext:value-type="string">
            <text:p>Equipamentos que os alunos usam para acessar a internet da escola - Computadores de mesa, portáteis e tablets da escola (no laboratório de informática, biblioteca, sala de aula etc.)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  <text:p>9 - Não informado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7">
          <table:table-cell table:style-name="ce11" table:formula="of:=[.A43]+1" office:value-type="string" office:string-value="" calcext:value-type="error">
            <text:p>#REF!</text:p>
          </table:table-cell>
          <table:table-cell table:style-name="ce21" office:value-type="string" calcext:value-type="string">
            <text:p>IN_ACES_INTERNET_DISP_PESSOAIS</text:p>
          </table:table-cell>
          <table:table-cell table:style-name="ce21" office:value-type="string" calcext:value-type="string">
            <text:p>Equipamentos que os alunos usam para acessar a internet da escola - Dispositivos pessoais (computadores portáteis, celulares, tablets etc.)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</text:p>
            <text:p>1 - Sim</text:p>
            <text:p>9 - Não informado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5"/>
          <table:table-cell table:style-name="ce80" table:number-columns-repeated="16360"/>
        </table:table-row>
        <table:table-row table:style-name="ro8">
          <table:table-cell table:style-name="ce11" table:formula="of:=[.A44]+1" office:value-type="string" office:string-value="" calcext:value-type="error">
            <text:p>#REF!</text:p>
          </table:table-cell>
          <table:table-cell table:style-name="ce21" office:value-type="string" calcext:value-type="string">
            <text:p>TP_REDE_LOCAL</text:p>
          </table:table-cell>
          <table:table-cell table:style-name="ce21" office:value-type="string" calcext:value-type="string">
            <text:p>Rede local de interligação de computadores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21" office:value-type="string" calcext:value-type="string">
            <text:p>0 - Não há rede local interligando computadores</text:p>
            <text:p>1 - A cabo</text:p>
            <text:p>2 - Wireless</text:p>
            <text:p>3 - A cabo e Wireless</text:p>
            <text:p>9 - Não informado</text:p>
          </table:table-cell>
          <table:table-cell table:number-columns-repeated="12" table:style-name="ce49" office:value-type="string" calcext:value-type="string">
            <text:p>n</text:p>
          </table:table-cell>
          <table:table-cell table:number-columns-repeated="3" table:style-name="ce49" office:value-type="string" calcext:value-type="string">
            <text:p>s</text:p>
          </table:table-cell>
          <table:table-cell table:number-columns-repeated="2" table:style-name="ce51" office:value-type="string" calcext:value-type="string">
            <text:p>s</text:p>
          </table:table-cell>
          <table:table-cell table:style-name="ce72"/>
          <table:table-cell table:style-name="ce80" table:number-columns-repeated="16360"/>
        </table:table-row>
        <table:table-row table:style-name="ro5">
          <table:table-cell table:style-name="ce11" table:formula="of:=[.A45]+1" office:value-type="string" office:string-value="" calcext:value-type="error">
            <text:p>#REF!</text:p>
          </table:table-cell>
          <table:table-cell table:style-name="ce20" office:value-type="string" calcext:value-type="string">
            <text:p>IN_BANDA_LARGA</text:p>
          </table:table-cell>
          <table:table-cell table:style-name="ce21" office:value-type="string" calcext:value-type="string">
            <text:p>Internet Banda Larga</text:p>
          </table:table-cell>
          <table:table-cell table:style-name="ce36" office:value-type="string" calcext:value-type="string">
            <text:p>Num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0 - Não</text:p>
            <text:p>1 - Sim</text:p>
            <text:p>   - Não aplicável para escolas sem acesso à internet</text:p>
          </table:table-cell>
          <table:table-cell table:style-name="ce52" office:value-type="string" calcext:value-type="string">
            <text:p>n</text:p>
          </table:table-cell>
          <table:table-cell table:number-columns-repeated="14" table:style-name="ce52" office:value-type="string" calcext:value-type="string">
            <text:p>s</text:p>
          </table:table-cell>
          <table:table-cell table:number-columns-repeated="2" table:style-name="ce64" office:value-type="string" calcext:value-type="string">
            <text:p>s</text:p>
          </table:table-cell>
          <table:table-cell table:style-name="ce78"/>
          <table:table-cell table:style-name="ce80" table:number-columns-repeated="16360"/>
        </table:table-row>
        <table:table-row table:style-name="ro9">
          <table:table-cell table:style-name="ce12"/>
          <table:table-cell table:style-name="ce22"/>
          <table:table-cell table:style-name="ce31"/>
          <table:table-cell table:style-name="ce38" table:number-columns-repeated="2"/>
          <table:table-cell table:style-name="ce31"/>
          <table:table-cell table:style-name="ce53"/>
          <table:table-cell table:style-name="ce57" table:number-columns-repeated="14"/>
          <table:table-cell table:style-name="ce65" table:number-columns-repeated="2"/>
          <table:table-cell table:style-name="ce53"/>
          <table:table-cell table:number-columns-repeated="16360"/>
        </table:table-row>
        <table:table-row table:style-name="ro10">
          <table:table-cell table:style-name="ce13" office:value-type="string" calcext:value-type="string">
            <text:p>Notas: <text:s/></text:p>
          </table:table-cell>
          <table:table-cell table:number-columns-repeated="16383"/>
        </table:table-row>
        <table:table-row table:style-name="ro10">
          <table:table-cell table:style-name="ce13" office:value-type="string" calcext:value-type="string">
            <text:p>1) Tamanho do campo em termos de caracteres ocupados.</text:p>
          </table:table-cell>
          <table:table-cell table:number-columns-repeated="16383"/>
        </table:table-row>
        <table:table-row table:style-name="ro10">
          <table:table-cell table:style-name="ce13" office:value-type="string" calcext:value-type="string">
            <text:p>2) De 2020 a 2023, os limites adotados para as variáveis relativas ao quantitativo de profissionais são listados após cada variável a seguir: QT_PROF_ADMINISTRATIVOS <text:s/>(3 para cada 25 matrículas); <text:s text:c="2"/>QT_PROF_SERVICOS_GERAIS <text:s/>(4 para cada 25 matrículas); <text:s text:c="2"/>QT_PROF_BIBLIOTECARIO (1 para cada 25 matrículas); <text:s text:c="2"/>QT_PROF_SAUDE (1 para cada 25 matrículas); <text:s text:c="2"/>QT_PROF_COORDENADOR (2 para cada 25 matrículas); <text:s text:c="2"/>QT_PROF_FONAUDIOLOGO (1 para cada 25 matrículas); <text:s text:c="2"/>QT_PROF_NUTRICIONISTA (1 para cada 25 matrículas); <text:s text:c="2"/>QT_PROF_PSICOLOGO (1 para cada 25 matrículas); <text:s text:c="2"/>QT_PROF_ALIMENTACAO (3 para cada 25 matrículas); <text:s text:c="2"/>QT_PROF_PEDAGOGIA (3 para cada 25 matrículas); <text:s text:c="2"/>QT_PROF_SECRETARIO (2 para cada 25 matrículas); <text:s text:c="2"/>QT_PROF_SEGURANCA (1 para cada 25 matrículas); <text:s text:c="2"/>QT_PROF_MONITORES (2 para cada 25 matrículas); <text:s text:c="2"/>QT_PROF_GESTAO (2 para cada 25 matrículas); <text:s text:c="2"/>QT_PROF_ASSIST_SOCIAL (1 para cada 25 matrículas). Foram marcados como extremos (código "88888") apenas valores que ultrapassaram o limite indicado e que eram superiores a três profissionais, com exceção da variável QT_PROF_SERVICOS_GERAIS na qual foram marcados como extremos apenas casos superiores a cinco profissionais e que ultrapassaram o limite indicado. Especificamente para a variável QT_PROF_TRAD_LIBRAS (coleta iniciada em 2023), para escolas com mais de cinco profissionais, adotou-se o limite máximo de 1 profissional para cada matrícula de aluno com surdez, deficiência auditiva ou surdo-cegueira.</text:p>
          </table:table-cell>
          <table:table-cell table:number-columns-repeated="16383"/>
        </table:table-row>
        <table:table-row table:style-name="ro10">
          <table:table-cell table:style-name="ce13" office:value-type="string" calcext:value-type="string">
            <text:p>3) Em 2019, os limites adotados para as variáveis relativas ao quantitativo de profissionais (percentil 99 da razão de profissionais por matrícula) são listados após cada variável a seguir: QT_PROF_ADMINISTRATIVOS (12 para cada 100 matrículas); QT_PROF_SERVICOS_GERAIS (16 para cada 100 matrículas); QT_PROF_BIBLIOTECARIO (2 para cada 100 matrículas); QT_PROF_SAUDE (2 para cada 100 matrículas); QT_PROF_COORDENADOR (5 para cada 100 matrículas); QT_PROF_FONAUDIOLOGO (2 para cada 100 matrículas); QT_PROF_NUTRICIONISTA (8 para cada 100 matrículas); QT_PROF_PSICOLOGO (4 para cada 100 matrículas); QT_PROF_ALIMENTACAO (11 para cada 100 matrículas); QT_PROF_PEDAGOGIA (13 para cada 100 matrículas); QT_PROF_SECRETARIO (6 para cada 100 matrículas); QT_PROF_SEGURANCA (3 para cada 100 matrículas); QT_PROF_MONITORES (5 para cada 100 matrículas). Foram marcados como extremos (código 88888) apenas valores que ultrapassaram a razão definida pelo percentil 99 e que eram superiores a três profissionais, com exceção da variável QT_PROF_SERVICOS_GERAIS na qual foram marcados apenas casos superiores a cinco profissionais e que ultrapassaram o percentil 99.</text:p>
          </table:table-cell>
          <table:table-cell table:number-columns-repeated="16383"/>
        </table:table-row>
        <table:table-row table:style-name="ro10" table:number-rows-repeated="1048104">
          <table:table-cell table:number-columns-repeated="16384"/>
        </table:table-row>
        <table:table-row table:style-name="ro11" table:number-rows-repeated="420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>
        <table:named-expression table:name="Ies" table:base-cell-address="$microdados_unidade_coleta.$A$1" table:expression="#REF!"/>
        <table:named-expression table:name="lesles" table:base-cell-address="$microdados_unidade_coleta.$A$1" table:expression="#REF!"/>
        <table:named-expression table:name="les_n" table:base-cell-address="$microdados_unidade_coleta.$A$1" table:expression="#REF!"/>
        <table:named-expression table:name="sit" table:base-cell-address="$microdados_unidade_coleta.$A$1" table:expression="#REF!"/>
        <table:named-expression table:name="sit_n" table:base-cell-address="$microdados_unidade_coleta.$A$1" table:expression="#REF!"/>
      </table:named-expressions>
      <table:database-ranges>
        <table:database-range table:name="__Anonymous_Sheet_DB__0" table:target-range-address="microdados_unidade_coleta.A9:microdados_unidade_coleta.X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" svg:font-family="Arial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Microsoft YaHei" svg:font-family="'Microsoft YaHei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text> </number:text>
      <number:currency-symbol number:language="pt" number:country="BR">€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8P1" style:volatile="true">
      <number:text> </number:text>
      <number:currency-symbol number:language="pt" number:country="BR">€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8">
      <number:text> </number:text>
      <number:currency-symbol number:language="pt" number:country="BR">€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</number:text>
      <style:map style:condition="value()&gt;0" style:apply-style-name="N138P0"/>
      <style:map style:condition="value()&lt;0" style:apply-style-name="N138P1"/>
    </number:currency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1pt" style:font-size-asian="11pt" style:font-name-complex="Arial1" style:font-family-complex="Arial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Ênfase1_20_2" style:display-name="20% - Ênfase1 2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Ênfase2_20_2" style:display-name="20% - Ênfase2 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Ênfase3_20_2" style:display-name="20% - Ênfase3 2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Ênfase4_20_2" style:display-name="20% - Ênfase4 2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Ênfase5_20_2" style:display-name="20% - Ênfase5 2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2_0_25__20_-_20_Ênfase6_20_2" style:display-name="20% - Ênfase6 2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4_0_25__20_-_20_Ênfase1_20_2" style:display-name="40% - Ênfase1 2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4_0_25__20_-_20_Ênfase2_20_2" style:display-name="40% - Ênfase2 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4_0_25__20_-_20_Ênfase3_20_2" style:display-name="40% - Ênfase3 2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4_0_25__20_-_20_Ênfase4_20_2" style:display-name="40% - Ênfase4 2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4_0_25__20_-_20_Ênfase5_20_2" style:display-name="40% - Ênfase5 2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4_0_25__20_-_20_Ênfase6_20_2" style:display-name="40% - Ênfase6 2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Ênfase1_20_2" style:display-name="60% - Ênfase1 2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Ênfase2_20_2" style:display-name="60% - Ênfase2 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Ênfase3_20_2" style:display-name="60% - Ênfase3 2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Ênfase4_20_2" style:display-name="60% - Ênfase4 2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Ênfase5_20_2" style:display-name="60% - Ênfase5 2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Ênfase6_20_2" style:display-name="60% - Ênfase6 2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Bom_20_2" style:display-name="Bom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38"/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Neutro_20_2" style:display-name="Neutro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2" style:display-name="Normal 10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2_20_2" style:display-name="Normal 10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2_20_3" style:display-name="Normal 10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3" style:display-name="Normal 10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3_20_2" style:display-name="Normal 10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3_20_3" style:display-name="Normal 10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4" style:display-name="Normal 10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4_20_2" style:display-name="Normal 10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2_20_5" style:display-name="Normal 10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0_20_3" style:display-name="Normal 10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0_20_4" style:display-name="Normal 10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2" style:display-name="Normal 1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2_20_2" style:display-name="Normal 1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2_20_2_20_2" style:display-name="Normal 11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2_20_3" style:display-name="Normal 11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3" style:display-name="Normal 1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3_20_2" style:display-name="Normal 11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3_20_3" style:display-name="Normal 11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4" style:display-name="Normal 1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4_20_2" style:display-name="Normal 11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1_20_5" style:display-name="Normal 11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2" style:display-name="Normal 1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2_20_2" style:display-name="Normal 1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2_20_2_20_2" style:display-name="Normal 1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2_20_3" style:display-name="Normal 1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3" style:display-name="Normal 1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3_20_2" style:display-name="Normal 1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3_20_3" style:display-name="Normal 1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4" style:display-name="Normal 1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4_20_2" style:display-name="Normal 1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2_20_5" style:display-name="Normal 1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2" style:display-name="Normal 1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2_20_2" style:display-name="Normal 1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2_20_2_20_2" style:display-name="Normal 13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2_20_3" style:display-name="Normal 1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3" style:display-name="Normal 1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3_20_2" style:display-name="Normal 1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3_20_3" style:display-name="Normal 1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4" style:display-name="Normal 1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4_20_2" style:display-name="Normal 1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3_20_5" style:display-name="Normal 1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2" style:display-name="Normal 1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2_20_2" style:display-name="Normal 1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2_20_2_20_2" style:display-name="Normal 1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2_20_3" style:display-name="Normal 1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3" style:display-name="Normal 1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3_20_2" style:display-name="Normal 1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3_20_3" style:display-name="Normal 1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4" style:display-name="Normal 1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4_20_2" style:display-name="Normal 1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4_20_5" style:display-name="Normal 1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6_20_2" style:display-name="Normal 1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6_20_2_20_2" style:display-name="Normal 16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6_20_3" style:display-name="Normal 1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7_20_2_20_2" style:display-name="Normal 1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" style:display-name="Normal 1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" style:display-name="Normal 18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2" style:display-name="Normal 18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2_20_2" style:display-name="Normal 18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2_20_3" style:display-name="Normal 18 2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2_20_3_20_2" style:display-name="Normal 18 2 2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2_20_4" style:display-name="Normal 18 2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3" style:display-name="Normal 18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4" style:display-name="Normal 18 2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4_20_2" style:display-name="Normal 18 2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2_20_5" style:display-name="Normal 18 2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3" style:display-name="Normal 18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2_20_4" style:display-name="Normal 18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3" style:display-name="Normal 1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3_20_2" style:display-name="Normal 18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8_20_4" style:display-name="Normal 18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9_20_2" style:display-name="Normal 1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9_20_2_20_2" style:display-name="Normal 1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19_20_3" style:display-name="Normal 1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5_20_2" style:display-name="Normal 2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2" style:display-name="Normal 2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2_20_2" style:display-name="Normal 20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2_20_3" style:display-name="Normal 20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2_20_3_20_2" style:display-name="Normal 20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2_20_4" style:display-name="Normal 20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3" style:display-name="Normal 20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3_20_2" style:display-name="Normal 20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4" style:display-name="Normal 20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0_20_5" style:display-name="Normal 20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2_20_2" style:display-name="Normal 2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4" style:display-name="Normal 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5" style:display-name="Normal 2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6" style:display-name="Normal 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7" style:display-name="Normal 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8" style:display-name="Normal 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29" style:display-name="Normal 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1" style:display-name="Normal 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2" style:display-name="Norm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33" style:display-name="Normal 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10" style:display-name="Normal 4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10_20_2" style:display-name="Normal 4 10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11" style:display-name="Normal 4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" style:display-name="Normal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2" style:display-name="Normal 4 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2_20_2" style:display-name="Normal 4 4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2_20_3" style:display-name="Normal 4 4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3" style:display-name="Normal 4 4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3_20_2" style:display-name="Normal 4 4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3_20_3" style:display-name="Normal 4 4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4" style:display-name="Normal 4 4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2_20_5" style:display-name="Normal 4 4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3" style:display-name="Normal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3_20_2" style:display-name="Normal 4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3_20_3" style:display-name="Normal 4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4" style:display-name="Normal 4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4_20_2" style:display-name="Normal 4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4_20_3" style:display-name="Normal 4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5" style:display-name="Normal 4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4_20_6" style:display-name="Normal 4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" style:display-name="Normal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2" style:display-name="Normal 4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2_20_2" style:display-name="Normal 4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2_20_3" style:display-name="Normal 4 5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3" style:display-name="Normal 4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3_20_2" style:display-name="Normal 4 5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3_20_3" style:display-name="Normal 4 5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4" style:display-name="Normal 4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5_20_5" style:display-name="Normal 4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6" style:display-name="Normal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_20_7" style:display-name="Normal 4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7_20_2" style:display-name="Normal 4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7_20_3" style:display-name="Normal 4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8" style:display-name="Normal 4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8_20_2" style:display-name="Normal 4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8_20_3" style:display-name="Normal 4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9" style:display-name="Normal 4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9_20_2" style:display-name="Normal 4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_20_9_20_3" style:display-name="Normal 4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0" style:display-name="Normal 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1" style:display-name="Normal 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42" style:display-name="Normal 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3_20_2" style:display-name="Normal 6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7_20_3" style:display-name="Normal 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2_20_2" style:display-name="Normal 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2_20_2_20_2" style:display-name="Normal 9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2_20_3" style:display-name="Normal 9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3" style:display-name="Normal 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3_20_2" style:display-name="Normal 9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3_20_3" style:display-name="Normal 9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4" style:display-name="Normal 9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4_20_2" style:display-name="Normal 9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rmal_20_9_20_5" style:display-name="Normal 9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Nota_20_2" style:display-name="Nota 2" style:family="table-cell" style:parent-style-name="Default">
      <style:table-cell-properties fo:background-color="#ffffcc" style:diagonal-bl-tr="none" style:diagonal-tl-br="none" fo:border="0.74pt solid #b2b2b2"/>
    </style:style>
    <style:style style:name="Ruim_20_2" style:display-name="Ruim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37"/>
    <style:style style:name="Separador_20_de_20_milhares_20_2_20_2" style:display-name="Separador de milhares 2 2" style:family="table-cell" style:parent-style-name="Default" style:data-style-name="N137"/>
    <style:style style:name="Separador_20_de_20_milhares_20_2_20_2_20_2" style:display-name="Separador de milhares 2 2 2" style:family="table-cell" style:parent-style-name="Default" style:data-style-name="N137"/>
    <style:style style:name="Separador_20_de_20_milhares_20_2_20_2_20_2_20_2" style:display-name="Separador de milhares 2 2 2 2" style:family="table-cell" style:parent-style-name="Default" style:data-style-name="N137"/>
    <style:style style:name="Separador_20_de_20_milhares_20_2_20_2_20_3" style:display-name="Separador de milhares 2 2 3" style:family="table-cell" style:parent-style-name="Default" style:data-style-name="N137"/>
    <style:style style:name="Separador_20_de_20_milhares_20_2_20_3" style:display-name="Separador de milhares 2 3" style:family="table-cell" style:parent-style-name="Default" style:data-style-name="N137"/>
    <style:style style:name="Separador_20_de_20_milhares_20_2_20_3_20_2" style:display-name="Separador de milhares 2 3 2" style:family="table-cell" style:parent-style-name="Default" style:data-style-name="N137"/>
    <style:style style:name="Separador_20_de_20_milhares_20_2_20_4" style:display-name="Separador de milhares 2 4" style:family="table-cell" style:parent-style-name="Default" style:data-style-name="N137"/>
    <style:style style:name="Texto_20_de_20_Aviso_20_2" style:display-name="Texto de Aviso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_20_2" style:display-name="Texto Explicativo 2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ítulo_20_1_20_1" style:display-name="Título 1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Título_20_4_20_2" style:display-name="Título 4 2" style:family="table-cell" style:parent-style-name="Default"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Título_20_5" style:display-name="Título 5" style:family="table-cell" style:parent-style-name="Default"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Vírgula_20_2" style:display-name="Vírgula 2" style:family="table-cell" style:parent-style-name="Default" style:data-style-name="N137"/>
    <style:style style:name="Vírgula_20_2_20_2" style:display-name="Vírgula 2 2" style:family="table-cell" style:parent-style-name="Default" style:data-style-name="N137"/>
    <style:style style:name="Vírgula_20_2_20_3" style:display-name="Vírgula 2 3" style:family="table-cell" style:parent-style-name="Default" style:data-style-name="N137"/>
    <style:style style:name="Vírgula_20_3" style:display-name="Vírgula 3" style:family="table-cell" style:parent-style-name="Default" style:data-style-name="N137"/>
    <style:style style:name="Vírgula_20_3_20_2" style:display-name="Vírgula 3 2" style:family="table-cell" style:parent-style-name="Default" style:data-style-name="N137"/>
    <style:style style:name="Vírgula_20_3_20_3" style:display-name="Vírgula 3 3" style:family="table-cell" style:parent-style-name="Default" style:data-style-name="N137"/>
    <style:style style:name="Vírgula_20_4" style:display-name="Vírgula 4" style:family="table-cell" style:parent-style-name="Default" style:data-style-name="N137"/>
    <style:style style:name="Vírgula_20_5" style:display-name="Vírgula 5" style:family="table-cell" style:parent-style-name="Default" style:data-style-name="N137"/>
    <style:style style:name="Vírgula_20_6" style:display-name="Vírgula 6" style:family="table-cell" style:parent-style-name="Default" style:data-style-name="N137"/>
    <style:style style:name="Vírgula_20_7" style:display-name="Vírgula 7" style:family="table-cell" style:parent-style-name="Default" style:data-style-name="N137"/>
    <style:style style:name="Ênfase1_20_2" style:display-name="Ênfase1 2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Ênfase2_20_2" style:display-name="Ênfase2 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Ênfase3_20_2" style:display-name="Ênfase3 2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Ênfase4_20_2" style:display-name="Ênfase4 2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Ênfase5_20_2" style:display-name="Ênfase5 2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Ênfase6_20_2" style:display-name="Ênfase6 2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draw:gradient draw:name="Gradient_20_1" draw:display-name="Gradient 1" draw:style="linear" draw:start-color="#4b4b4b" draw:end-color="#000000" draw:start-intensity="100%" draw:end-intensity="100%" draw:angle="90deg" draw:border="0%">
      <loext:gradient-stop svg:offset="0" loext:color-type="rgb" loext:color-value="#4b4b4b"/>
      <loext:gradient-stop svg:offset="0.5" loext:color-type="rgb" loext:color-value="#000000"/>
      <loext:gradient-stop svg:offset="1" loext:color-type="rgb" loext:color-value="#000000"/>
    </draw:gradient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cm" fo:margin-right="0cm" style:print-page-order="ttb" style:first-page-number="continue" style:scale-to="45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plemento_5f_cursos_5f_tecnicos" style:display-name="PageStyle_suplemento_cursos_tecnic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crodados_5f_unidade_5f_coleta" style:display-name="PageStyle_microdados_unidade_cole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odoaldo de Oliveira Lemes</meta:initial-creator>
    <meta:creation-date>2021-06-10T14:18:37</meta:creation-date>
    <dc:date>2024-03-02T05:18:22.717000000</dc:date>
    <meta:generator>LibreOffice/7.6.4.1$Windows_X86_64 LibreOffice_project/e19e193f88cd6c0525a17fb7a176ed8e6a3e2aa1</meta:generator>
    <meta:editing-duration>PT9M42S</meta:editing-duration>
    <meta:editing-cycles>1</meta:editing-cycles>
    <meta:document-statistic meta:table-count="1" meta:cell-count="882" meta:object-count="6"/>
    <meta:user-defined meta:name="AppVersion">16.0300</meta:user-defined>
  </office:meta>
</office:document-meta>
</file>